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Heading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>
      <style:paragraph-properties fo:text-align="center" style:justify-single-word="false"/>
      <style:text-properties fo:language="fr" fo:country="FR"/>
    </style:style>
    <style:style style:name="P6" style:family="paragraph" style:parent-style-name="Text_20_body">
      <style:paragraph-properties fo:text-align="start" style:justify-single-word="false"/>
      <style:text-properties fo:language="fr" fo:country="FR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Heading_20_1">
      <style:paragraph-properties fo:text-align="center" style:justify-single-word="false"/>
      <style:text-properties fo:font-size="20pt" fo:language="fr" fo:country="FR" style:font-size-asian="20pt" style:font-size-complex="20pt"/>
    </style:style>
    <style:style style:name="P9" style:family="paragraph" style:parent-style-name="Heading_20_1">
      <style:paragraph-properties fo:text-align="center" style:justify-single-word="false"/>
      <style:text-properties fo:language="fr" fo:country="FR"/>
    </style:style>
    <style:style style:name="P10" style:family="paragraph" style:parent-style-name="Text_20_body">
      <style:text-properties fo:language="fr" fo:country="FR"/>
    </style:style>
    <style:style style:name="P11" style:family="paragraph" style:parent-style-name="Text_20_body" style:list-style-name="L1">
      <style:text-properties fo:language="fr" fo:country="F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nformatique embarqué</text:h>
      <text:h text:style-name="P9" text:outline-level="1">TP n°7 - MION Giovanni</text:h>
      <text:p text:style-name="P5"/>
      <text:p text:style-name="P6">Temps estimé: 6 heures</text:p>
      <text:p text:style-name="P6">Temps effectif: <text:s/>5 heures</text:p>
      <text:p text:style-name="P2">I)Compilation du code</text:p>
      <text:p text:style-name="P4"/>
      <text:p text:style-name="P3">Compilation avec liaison des dynamique librairies:</text:p>
      <text:p text:style-name="P3"><text:tab/><text:span text:style-name="T1">make</text:span></text:p>
      <text:p text:style-name="P3"/>
      <text:p text:style-name="P3">Suppression des fichiers temporaires:</text:p>
      <text:p text:style-name="P3"><text:tab/><text:span text:style-name="T1">make clean</text:span></text:p>
      <text:p text:style-name="P3"/>
      <text:p text:style-name="P3">Suppression de l’ensemble des fichiers générés par make:</text:p>
      <text:p text:style-name="P3"><text:tab/><text:span text:style-name="T1">make mrproper</text:span></text:p>
      <text:p text:style-name="P4"/>
      <text:p text:style-name="P4">NB: le makefile ne fonctionne qu'avec le compilateur GCC.</text:p>
      <text:p text:style-name="P2">II)Choix de l'implémentation</text:p>
      <text:p text:style-name="P4"/>
      <text:p text:style-name="P4">Pour tester l'inversion de priorité, nous allons crée trois threads de priorité tel que prio(T1)&lt;prio(T2)&lt;prio(T3) que l'on va démarrer dans l’ordre T1, T3, T2.</text:p>
      <text:p text:style-name="P4">Le thread T1 va prendre un mutex qui sera désiré par T3. Nous lancerons T2 après que T3 réclame le mutex. Si T2 s'exécute avant que T3 se termine alors il y a inversion de priorité.</text:p>
      <text:p text:style-name="P2">III)Problèmes rencontrés</text:p>
      <text:p text:style-name="P4"/>
      <text:p text:style-name="P4">Pas de problème particulier</text:p>
      <text:p text:style-name="P2">IV)Question du TP</text:p>
      <text:p text:style-name="P4">Pour éviter l'inversion de priorité, on peut lance le programme avec l'argument « heritage ».</text:p>
      <text:p text:style-name="P2">V)Commentaire d'un autre étudiant</text:p>
      <text:p text:style-name="P4"/>
      <text:p text:style-name="P4">En cette période de vacance, je n'ai pas trouvé de collègue pour relire mon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P4 – MION Giovanni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4M35S</meta:editing-duration>
    <meta:editing-cycles>26</meta:editing-cycles>
    <meta:generator>OpenOffice.org/3.4.1$Win32 OpenOffice.org_project/341m1$Build-9593</meta:generator>
    <dc:date>2013-12-23T13:11:22.92</dc:date>
    <meta:document-statistic meta:table-count="0" meta:image-count="0" meta:object-count="0" meta:page-count="1" meta:paragraph-count="22" meta:word-count="161" meta:character-count="1009"/>
    <meta:user-defined meta:name="Info 1"/>
    <meta:user-defined meta:name="Info 2"/>
    <meta:user-defined meta:name="Info 3"/>
    <meta:user-defined meta:name="Info 4"/>
  </office:meta>
</office:document-meta>
</file>